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1.1cm" fo:min-width="3.7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1.1cm" fo:min-width="4.05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width="0.05cm" draw:marker-start-width="0.275cm" draw:marker-end-width="0.275cm" draw:fill="solid" draw:fill-color="#ffffff" draw:textarea-horizontal-align="justify" draw:textarea-vertical-align="middle" draw:auto-grow-height="false" fo:min-height="1.1cm" fo:min-width="5.25cm" fo:padding-top="0.15cm" fo:padding-bottom="0.15cm" fo:padding-left="0.275cm" fo:padding-right="0.275cm"/>
      <style:paragraph-properties style:writing-mode="lr-tb"/>
    </style:style>
    <style:style style:name="gr5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069a2e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cm" svg:height="1.4cm" svg:x="2.7cm" svg:y="2.8cm">
          <text:p text:style-name="P1">Index.html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4.6cm" svg:height="1.4cm" svg:x="20.5cm" svg:y="2.8cm">
          <text:p text:style-name="P1">cp.html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cm" svg:height="1.4cm" svg:x="2.7cm" svg:y="9.9cm">
          <text:p text:style-name="P1">article.html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3cm" svg:height="1.4cm" svg:x="8.25cm" svg:y="9.9cm">
          <text:p text:style-name="P1">category.html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3cm" svg:height="1.4cm" svg:x="13.8cm" svg:y="9.9cm">
          <text:p text:style-name="P1">found.html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3cm" svg:height="1.4cm" svg:x="20.9cm" svg:y="9.9cm">
          <text:p text:style-name="P1">error.html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85cm" svg:y1="4.2cm" svg:x2="5.9cm" svg:y2="6.4cm" draw:start-shape="id1" draw:start-glue-point="2" draw:end-shape="id2" draw:end-glue-point="0" svg:d="M4850 4200v1113h1050v1087" svg:viewBox="0 0 1051 2201">
          <text:p/>
        </draw:connector>
        <draw:custom-shape draw:style-name="gr4" draw:text-style-name="P2" xml:id="id2" draw:id="id2" draw:layer="layout" svg:width="5.8cm" svg:height="1.4cm" svg:x="3cm" svg:y="6.4cm">
          <text:p text:style-name="P1"><text:span text:style-name="T1">Index.php?AID=articl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9cm" svg:y1="7.8cm" svg:x2="4.85cm" svg:y2="9.9cm" draw:start-shape="id2" draw:start-glue-point="2" draw:end-shape="id3" draw:end-glue-point="0" svg:d="M5900 7800v1038h-1050v1062" svg:viewBox="0 0 1051 2101">
          <text:p/>
        </draw:connector>
        <draw:connector draw:style-name="gr3" draw:text-style-name="P3" draw:layer="layout" svg:x1="4.85cm" svg:y1="4.2cm" svg:x2="12.1cm" svg:y2="6.4cm" draw:start-shape="id1" draw:start-glue-point="2" draw:end-shape="id4" draw:end-glue-point="0" svg:d="M4850 4200v1113h7250v1087" svg:viewBox="0 0 7251 2201">
          <text:p/>
        </draw:connector>
        <draw:custom-shape draw:style-name="gr4" draw:text-style-name="P2" xml:id="id4" draw:id="id4" draw:layer="layout" svg:width="5.8cm" svg:height="1.4cm" svg:x="9.2cm" svg:y="6.4cm">
          <text:p text:style-name="P1"><text:span text:style-name="T1">Index.php?CID=category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2.1cm" svg:y1="7.8cm" svg:x2="10.4cm" svg:y2="9.9cm" draw:start-shape="id4" draw:start-glue-point="2" draw:end-shape="id5" draw:end-glue-point="0" svg:d="M12100 7800v1038h-1700v1062" svg:viewBox="0 0 1701 2101">
          <text:p/>
        </draw:connector>
        <draw:custom-shape draw:style-name="gr4" draw:text-style-name="P2" xml:id="id6" draw:id="id6" draw:layer="layout" svg:width="5.8cm" svg:height="1.4cm" svg:x="16cm" svg:y="6.4cm">
          <text:p text:style-name="P1"><text:span text:style-name="T1">Index.php?query=string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85cm" svg:y1="4.2cm" svg:x2="18.9cm" svg:y2="6.4cm" draw:start-shape="id1" draw:start-glue-point="2" draw:end-shape="id6" draw:end-glue-point="0" svg:d="M4850 4200v1113h14050v1087" svg:viewBox="0 0 14051 2201">
          <text:p/>
        </draw:connector>
        <draw:connector draw:style-name="gr3" draw:text-style-name="P3" draw:layer="layout" svg:x1="18.9cm" svg:y1="7.8cm" svg:x2="15.95cm" svg:y2="9.9cm" draw:start-shape="id6" draw:start-glue-point="2" draw:end-shape="id7" draw:end-glue-point="0" svg:d="M18900 7800v1038h-2950v1062" svg:viewBox="0 0 2951 2101">
          <text:p/>
        </draw:connector>
        <draw:connector draw:style-name="gr5" draw:text-style-name="P3" draw:layer="layout" draw:line-skew="0cm 2.775cm" svg:x1="2.7cm" svg:y1="3.5cm" svg:x2="23.05cm" svg:y2="11.3cm" draw:start-shape="id1" draw:start-glue-point="3" draw:end-shape="id8" draw:end-glue-point="2" svg:d="M2700 3500h-525v11100h20875v-3300" svg:viewBox="0 0 20876 11101">
          <text:p/>
        </draw:connector>
        <draw:connector draw:style-name="gr5" draw:text-style-name="P3" draw:layer="layout" draw:line-skew="0cm 1.175cm" svg:x1="2.7cm" svg:y1="3.5cm" svg:x2="4.85cm" svg:y2="11.3cm" draw:start-shape="id1" draw:start-glue-point="3" draw:end-shape="id3" draw:end-glue-point="2" svg:d="M2700 3500h-525v9500h2675v-1700" svg:viewBox="0 0 2676 9501">
          <text:p/>
        </draw:connector>
        <draw:connector draw:style-name="gr5" draw:text-style-name="P3" draw:layer="layout" draw:line-skew="0cm 1.175cm" svg:x1="2.7cm" svg:y1="3.5cm" svg:x2="10.4cm" svg:y2="11.3cm" draw:start-shape="id1" draw:start-glue-point="3" draw:end-shape="id5" draw:end-glue-point="2" svg:d="M2700 3500h-525v9500h8225v-1700" svg:viewBox="0 0 8226 9501">
          <text:p/>
        </draw:connector>
        <draw:connector draw:style-name="gr5" draw:text-style-name="P3" draw:layer="layout" draw:line-skew="0cm 1.175cm" svg:x1="2.7cm" svg:y1="3.5cm" svg:x2="15.95cm" svg:y2="11.3cm" draw:start-shape="id1" draw:start-glue-point="3" draw:end-shape="id7" draw:end-glue-point="2" svg:d="M2700 3500h-525v9500h13775v-1700" svg:viewBox="0 0 13776 9501">
          <text:p/>
        </draw:connector>
        <draw:custom-shape draw:style-name="gr4" draw:text-style-name="P2" xml:id="id10" draw:id="id10" draw:layer="layout" svg:width="5.8cm" svg:height="1.4cm" svg:x="19.9cm" svg:y="5.3cm">
          <text:p text:style-name="P1"><text:span text:style-name="T1">cp.php?action&amp;subject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2.8cm" svg:y1="4.2cm" svg:x2="22.8cm" svg:y2="5.3cm" draw:start-shape="id9" draw:start-glue-point="2" draw:end-shape="id10" draw:end-glue-point="0" svg:d="M22800 4200v1100" svg:viewBox="0 0 1 11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Александр Г. Анатольев</meta:initial-creator>
    <meta:creation-date>2022-01-14T11:13:51.589389485</meta:creation-date>
    <dc:date>2022-01-14T11:33:46.749266890</dc:date>
    <dc:creator>Александр Г. Анатольев</dc:creator>
    <meta:editing-duration>PT19M53S</meta:editing-duration>
    <meta:editing-cycles>5</meta:editing-cycles>
    <meta:generator>LibreOffice/6.4.7.2$Linux_X86_64 LibreOffice_project/40$Build-2</meta:generator>
    <meta:document-statistic meta:object-count="21"/>
  </office:meta>
</office:document-meta>
</file>